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872e9" officeooo:paragraph-rsid="00063c84"/>
    </style:style>
    <style:style style:name="P2" style:family="paragraph" style:parent-style-name="Standard">
      <style:text-properties style:text-underline-style="none" officeooo:rsid="0010818c" officeooo:paragraph-rsid="00063c84"/>
    </style:style>
    <style:style style:name="P3" style:family="paragraph" style:parent-style-name="Standard">
      <style:text-properties style:text-underline-style="none" officeooo:rsid="00117135" officeooo:paragraph-rsid="00063c84"/>
    </style:style>
    <style:style style:name="P4" style:family="paragraph" style:parent-style-name="Standard">
      <style:text-properties style:text-underline-style="none" officeooo:rsid="0011dd49" officeooo:paragraph-rsid="00063c84"/>
    </style:style>
    <style:style style:name="P5" style:family="paragraph" style:parent-style-name="Standard">
      <style:text-properties style:text-underline-style="none" officeooo:rsid="00153900" officeooo:paragraph-rsid="00063c84"/>
    </style:style>
    <style:style style:name="P6" style:family="paragraph" style:parent-style-name="Standard">
      <style:text-properties style:text-underline-style="none" officeooo:rsid="001a06cf" officeooo:paragraph-rsid="00063c84"/>
    </style:style>
    <style:style style:name="P7" style:family="paragraph" style:parent-style-name="Standard">
      <style:text-properties style:text-underline-style="none" officeooo:rsid="002ed173" officeooo:paragraph-rsid="00063c84"/>
    </style:style>
    <style:style style:name="P8" style:family="paragraph" style:parent-style-name="Standard">
      <style:text-properties officeooo:rsid="000250b2" officeooo:paragraph-rsid="00063c84"/>
    </style:style>
    <style:style style:name="P9" style:family="paragraph" style:parent-style-name="Standard">
      <style:text-properties officeooo:rsid="0002cbe7" officeooo:paragraph-rsid="00063c84"/>
    </style:style>
    <style:style style:name="P10" style:family="paragraph" style:parent-style-name="Standard">
      <style:text-properties officeooo:rsid="00056be4" officeooo:paragraph-rsid="00063c84"/>
    </style:style>
    <style:style style:name="P11" style:family="paragraph" style:parent-style-name="Standard">
      <style:text-properties officeooo:rsid="0010818c" officeooo:paragraph-rsid="00063c84"/>
    </style:style>
    <style:style style:name="P12" style:family="paragraph" style:parent-style-name="Standard">
      <style:text-properties officeooo:rsid="00069aed" officeooo:paragraph-rsid="00063c84"/>
    </style:style>
    <style:style style:name="P13" style:family="paragraph" style:parent-style-name="Standard">
      <style:text-properties officeooo:rsid="00078be4" officeooo:paragraph-rsid="00063c84"/>
    </style:style>
    <style:style style:name="P14" style:family="paragraph" style:parent-style-name="Standard">
      <style:text-properties officeooo:rsid="0009b147" officeooo:paragraph-rsid="00063c84"/>
    </style:style>
    <style:style style:name="P15" style:family="paragraph" style:parent-style-name="Standard">
      <style:text-properties officeooo:rsid="000b0f66" officeooo:paragraph-rsid="00063c84"/>
    </style:style>
    <style:style style:name="P16" style:family="paragraph" style:parent-style-name="Standard">
      <style:text-properties officeooo:rsid="000c62fc" officeooo:paragraph-rsid="00063c84"/>
    </style:style>
    <style:style style:name="P17" style:family="paragraph" style:parent-style-name="Standard">
      <style:text-properties officeooo:rsid="000d0672" officeooo:paragraph-rsid="00063c84"/>
    </style:style>
    <style:style style:name="P18" style:family="paragraph" style:parent-style-name="Standard">
      <style:text-properties officeooo:rsid="000e354a" officeooo:paragraph-rsid="00063c84"/>
    </style:style>
    <style:style style:name="P19" style:family="paragraph" style:parent-style-name="Standard">
      <style:text-properties officeooo:rsid="00063c84" officeooo:paragraph-rsid="00063c84"/>
    </style:style>
    <style:style style:name="T1" style:family="text">
      <style:text-properties officeooo:rsid="000f5ab0"/>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racters</text:p>
      <text:p text:style-name="P8"/>
      <text:p text:style-name="P8"/>
      <text:p text:style-name="P8"/>
      <text:p text:style-name="P19">Formatted/Fleshed out entries end here</text:p>
      <text:p text:style-name="P19">-------------------------------------</text:p>
      <text:p text:style-name="P19">Brainstorms begin here</text:p>
      <text:p text:style-name="P8"/>
      <text:p text:style-name="P8"/>
      <text:p text:style-name="P8">Barbarian</text:p>
      <text:p text:style-name="P8"/>
      <text:p text:style-name="P8">Who needs armor, or common sense, when you’ve got all... these... muscles! Walls are an inconvenience, and enemies a distraction. If your only tools are fists, the whole world starts to look like a punching bag. <text:s/></text:p>
      <text:p text:style-name="P8"/>
      <text:p text:style-name="P8">You have a good chance of beating literally anything in a fist fight, provided you’re angry enough.</text:p>
      <text:p text:style-name="P8"/>
      <text:p text:style-name="P8">You have an extremely short temper, and will become violent with anyone who does not immediately comply. </text:p>
      <text:p text:style-name="P8"/>
      <text:p text:style-name="P8">You become extremely uncomfortable when wearing more than the bare (ha) minimum of clothing. <text:s/></text:p>
      <text:p text:style-name="P8"/>
      <text:p text:style-name="P8"/>
      <text:p text:style-name="P8"/>
      <text:p text:style-name="P8"/>
      <text:p text:style-name="P9">Support</text:p>
      <text:p text:style-name="P9"/>
      <text:p text:style-name="P9">You’ve always been second fiddle. A sidekick. A healer. A squire. It’s a thankless job toiling behind the scenes, and no one will ever know just how much you accomplish with the help of your clueless companions. <text:s/></text:p>
      <text:p text:style-name="P9"/>
      <text:p text:style-name="P9">Every plan you make involves you tricking or convincing your team mates to take all the risks for you. <text:s/></text:p>
      <text:p text:style-name="P9"/>
      <text:p text:style-name="P9">Your team mates abilities are doubled when acting under your influence. This could mean twice as strong, twice as much wealth, or whatever ‘double’ could possibly mean in the context of their own abilities. <text:s/></text:p>
      <text:p text:style-name="P9"/>
      <text:p text:style-name="P9"/>
      <text:p text:style-name="P9"/>
      <text:p text:style-name="P9">Ghost </text:p>
      <text:p text:style-name="P9"/>
      <text:p text:style-name="P9">You’re dead, but not departed. Your specral form persists in this world, dripping ectoplasm everywhere. <text:s/></text:p>
      <text:p text:style-name="P9"/>
      <text:p text:style-name="P9">You can possess living creatures for a short period. <text:s/></text:p>
      <text:p text:style-name="P9"/>
      <text:p text:style-name="P9">You can move through most objects, but not the walls or door of the room. <text:s/></text:p>
      <text:p text:style-name="P9"/>
      <text:p text:style-name="P9">You can lift and toss objects with telekinesis, but lack the fine motor skill to insert keys or turn door knobs in your (un)natural form. </text:p>
      <text:p text:style-name="P9"/>
      <text:p text:style-name="P9"/>
      <text:p text:style-name="P9"/>
      <text:p text:style-name="P9"/>
      <text:p text:style-name="P10">Horrible Alien</text:p>
      <text:p text:style-name="P10"/>
      <text:p text:style-name="P10"><text:soft-page-break/>You’re a fanged, looming, slavering, slimey Alien abomination. Other party members give you a wide bearth. <text:s/></text:p>
      <text:p text:style-name="P10"/>
      <text:p text:style-name="P10">You can climb on walls. <text:s/></text:p>
      <text:p text:style-name="P10"/>
      <text:p text:style-name="P10">You cannot talk. <text:s/></text:p>
      <text:p text:style-name="P10">You can spit acid, which disolves most things, other than walls or the door of the room. <text:s/></text:p>
      <text:p text:style-name="P10"/>
      <text:p text:style-name="P10"/>
      <text:p text:style-name="P10"/>
      <text:p text:style-name="P10">Cartoon Character</text:p>
      <text:p text:style-name="P11">Like Rodger Rabbit, CGI Garfield, or...</text:p>
      <text:p text:style-name="P10"/>
      <text:p text:style-name="P10"/>
      <text:p text:style-name="P10">Detective</text:p>
      <text:p text:style-name="P10"/>
      <text:p text:style-name="P10">It’s all so... elementary. You an see how the clues hang together, all the parts falling into place until the answer lights up in your head in neon lights. <text:s/></text:p>
      <text:p text:style-name="P10"/>
      <text:p text:style-name="P10">You are a master interigator. Anyone you ask in the room will answer any question you ask of them. They will either tell you the exact truth, or a complete lie. <text:s/><text:line-break/><text:line-break/>You are a master investigator. You immediately see every detail of something you turn your attention to. <text:s/></text:p>
      <text:p text:style-name="P10"/>
      <text:p text:style-name="P10">You are a master extrapolator. You can figure out why something is the way it is. <text:s/></text:p>
      <text:p text:style-name="P10"/>
      <text:p text:style-name="P10">You are addicted to opium. <text:s/></text:p>
      <text:p text:style-name="P10"/>
      <text:p text:style-name="P10"/>
      <text:p text:style-name="P10"/>
      <text:p text:style-name="P10">Redshirt</text:p>
      <text:p text:style-name="P10"/>
      <text:p text:style-name="P10">The other party members are so interesting, so talented, so... important. You are not. You are, in a word... expendible. <text:s/></text:p>
      <text:p text:style-name="P10"/>
      <text:p text:style-name="P10">No matter how good your plan, you will die in every room you make a plan in, regardless of if you get the door open or not. <text:s/></text:p>
      <text:p text:style-name="P10"/>
      <text:p text:style-name="P10">If you do get the door open, you will take the role of a different redshirt (with a different name and physical appearance) who enters the next room. <text:s/></text:p>
      <text:p text:style-name="P10"/>
      <text:p text:style-name="P10">If you fail to get the door open, no successor will take your place, and you should draw another character card as usual. <text:s/></text:p>
      <text:p text:style-name="P10"/>
      <text:p text:style-name="P10"/>
      <text:p text:style-name="P12"/>
      <text:p text:style-name="P12">Ball</text:p>
      <text:p text:style-name="P12"/>
      <text:p text:style-name="P12">You are a ball. More than that, you are all balls. You can choose what type of ball you start as. Once in each room, you can, at any time transform between a marble, a bowling ball, a a tennis ball, or anything else that could reasonably be termed a ‘ball’. You can propel yourself around the ground, bounce yourself, and throw yourself as far and as hard as a normal person could throw a ball of your size and type. <text:s/><text:line-break/><text:line-break/></text:p>
      <text:p text:style-name="P12"/>
      <text:p text:style-name="P13"><text:soft-page-break/>Zombie </text:p>
      <text:p text:style-name="P13"/>
      <text:p text:style-name="P13">You hunger for brains... and for escaping rooms. <text:s/><text:line-break/><text:line-break/>You cannot talk. <text:s/></text:p>
      <text:p text:style-name="P13"/>
      <text:p text:style-name="P13">Intelligent NPC’s will attack you on sight, but only a blow to the head will kill you. <text:s/></text:p>
      <text:p text:style-name="P13">After taking damage you can fake death with near perfect accuracy. NPC’s will feel compelled to investigate your body to make sure. <text:s/></text:p>
      <text:p text:style-name="P13"/>
      <text:p text:style-name="P13">Any enemy you kill will return as a zombie. They loosely follow your instructions, but are incapable of speech or complex motor actions. <text:s/></text:p>
      <text:p text:style-name="P13"/>
      <text:p text:style-name="P13"/>
      <text:p text:style-name="P13"/>
      <text:p text:style-name="P14">Traitor</text:p>
      <text:p text:style-name="P14"/>
      <text:p text:style-name="P14">WARNING: DO NOT READ THIS ALOUD. <text:s/><text:line-break/><text:line-break/>Your goal is to remain in this dungeon forever. But your stupid party seems determined to go from room to room. <text:s/></text:p>
      <text:p text:style-name="P14">In each room, you must try to fail to exit the room. <text:s/></text:p>
      <text:p text:style-name="P14">If you succede in failing to exit the room, your character does not die. <text:s/><text:line-break/>If you succede in exiting the room, your character dies. </text:p>
      <text:p text:style-name="P14">Tell your party members that you have the following character: <text:s/><text:line-break/></text:p>
      <text:p text:style-name="P14">Indestructable. <text:s/></text:p>
      <text:p text:style-name="P14">No matter how badly you mess up, you cannot die. Failed plans do not cause you die horribly. Instead, you remain in the same room until the party escapes. You have no other special abilities. <text:s/></text:p>
      <text:p text:style-name="P14"/>
      <text:p text:style-name="P14"/>
      <text:p text:style-name="P14"/>
      <text:p text:style-name="P14">Groundhog Day</text:p>
      <text:p text:style-name="P14"/>
      <text:p text:style-name="P15">You always walk into the same room. Not matter what room is drawn, you will enter the first room you entered upon drawing this character. <text:s/></text:p>
      <text:p text:style-name="P15"/>
      <text:p text:style-name="P15">You will continue reliving this room, again and again, until your party members decide you have learned a sufficently profound life lesson to progress to another room. <text:s/></text:p>
      <text:p text:style-name="P15"/>
      <text:p text:style-name="P15"/>
      <text:p text:style-name="P15"/>
      <text:p text:style-name="P15">Wonderdog. <text:s/></text:p>
      <text:p text:style-name="P15"/>
      <text:p text:style-name="P15">You are a dog. You are smart, endearing, and athletic. You have a sense of smell unrivaled in the human world. </text:p>
      <text:p text:style-name="P15"/>
      <text:p text:style-name="P15">You can communicate very simple ideas to others, getting people to follow you, growling, barking at danger. You cannot convey complex ideas, mime, or otherwise communicate ideas more complicated than a dog could. <text:s/></text:p>
      <text:p text:style-name="P15"/>
      <text:p text:style-name="P15"/>
      <text:p text:style-name="P15"/>
      <text:p text:style-name="P15"/>
      <text:p text:style-name="P15">Superhero</text:p>
      <text:p text:style-name="P15"/>
      <text:p text:style-name="P15"/>
      <text:p text:style-name="P15"><text:soft-page-break/></text:p>
      <text:p text:style-name="P15">Block Master</text:p>
      <text:p text:style-name="P15"/>
      <text:p text:style-name="P15">You’ve always played with blocks. Lego, Mechano, Minecraft. The world really is just blocks. <text:s/></text:p>
      <text:p text:style-name="P15">Any room you enter is comprised of blocks. You can deconstruct those blocks, provided you have crafted a good enough tool to break them. </text:p>
      <text:p text:style-name="P15"/>
      <text:p text:style-name="P15"/>
      <text:p text:style-name="P16">Telepath</text:p>
      <text:p text:style-name="P16"/>
      <text:p text:style-name="P16"/>
      <text:p text:style-name="P16"/>
      <text:p text:style-name="P16">Drunk Luck</text:p>
      <text:p text:style-name="P16"/>
      <text:p text:style-name="P16"/>
      <text:p text:style-name="P16">Sentient Swarm</text:p>
      <text:p text:style-name="P16"/>
      <text:p text:style-name="P16"/>
      <text:p text:style-name="P16">Gelatinous Blob</text:p>
      <text:p text:style-name="P16"/>
      <text:p text:style-name="P16"/>
      <text:p text:style-name="P16">Were-something</text:p>
      <text:p text:style-name="P16"/>
      <text:p text:style-name="P16"/>
      <text:p text:style-name="P16">Jinxed/Cursed</text:p>
      <text:p text:style-name="P16"/>
      <text:p text:style-name="P16"/>
      <text:p text:style-name="P16">Two Dimensional</text:p>
      <text:p text:style-name="P16"/>
      <text:p text:style-name="P16"/>
      <text:p text:style-name="P16">Gaseous</text:p>
      <text:p text:style-name="P16"/>
      <text:p text:style-name="P16"/>
      <text:p text:style-name="P16">Insane</text:p>
      <text:p text:style-name="P16"/>
      <text:p text:style-name="P16"/>
      <text:p text:style-name="P16">Magician</text:p>
      <text:p text:style-name="P16"/>
      <text:p text:style-name="P16"/>
      <text:p text:style-name="P16">Clown</text:p>
      <text:p text:style-name="P16"/>
      <text:p text:style-name="P16"/>
      <text:p text:style-name="P16">Mutant</text:p>
      <text:p text:style-name="P16"/>
      <text:p text:style-name="P16">You rapidly mutate. In each room, you mutate the first thing you can think of that would help you solve the puzzle. Your mutations accumaulte over time, however, and why helped you in one room, could make a later room almost impossible. <text:s/></text:p>
      <text:p text:style-name="P16"/>
      <text:p text:style-name="P16"/>
      <text:p text:style-name="P16">Talking Dinosaur</text:p>
      <text:p text:style-name="P16"/>
      <text:p text:style-name="P16"/>
      <text:p text:style-name="P16">AI</text:p>
      <text:p text:style-name="P16"/>
      <text:p text:style-name="P16"/>
      <text:p text:style-name="P17">Accelerated <text:s/></text:p>
      <text:p text:style-name="P17"/>
      <text:p text:style-name="P17"><text:soft-page-break/></text:p>
      <text:p text:style-name="P17">Octopoid</text:p>
      <text:p text:style-name="P17"/>
      <text:p text:style-name="P17"/>
      <text:p text:style-name="P17">Invisible</text:p>
      <text:p text:style-name="P17"/>
      <text:p text:style-name="P17">Puppeteer (Redundant with Ghost?)</text:p>
      <text:p text:style-name="P17"/>
      <text:p text:style-name="P17"/>
      <text:p text:style-name="P17">Fairy tale character</text:p>
      <text:p text:style-name="P17"/>
      <text:p text:style-name="P17"/>
      <text:p text:style-name="P17">Action Hero</text:p>
      <text:p text:style-name="P17"/>
      <text:p text:style-name="P17"/>
      <text:p text:style-name="P17">Historical Figure</text:p>
      <text:p text:style-name="P17"/>
      <text:p text:style-name="P17">Your name has already gone down in the history books. How you’ve wound up alive and in this dungeon is anyone’s guess. <text:s/></text:p>
      <text:p text:style-name="P17"/>
      <text:p text:style-name="P17">You have all the abilities you had in life. <text:s/></text:p>
      <text:p text:style-name="P17"/>
      <text:p text:style-name="P17">You have all the personal posessions you had in life. <text:s/></text:p>
      <text:p text:style-name="P17"/>
      <text:p text:style-name="P17">You have all of the aliances and enemies you had in life, although they may find it difficult to assist you in the depths of this maze. <text:s/></text:p>
      <text:p text:style-name="P17"/>
      <text:p text:style-name="P17"/>
      <text:p text:style-name="P17"/>
      <text:p text:style-name="P18">Invisible</text:p>
      <text:p text:style-name="P17"/>
      <text:p text:style-name="P17"/>
      <text:p text:style-name="P17"/>
      <text:p text:style-name="P18">Wizard</text:p>
      <text:p text:style-name="P18"/>
      <text:p text:style-name="P18">In each room, you can cast a single spell. </text:p>
      <text:p text:style-name="P18"/>
      <text:p text:style-name="P18">Illusion.</text:p>
      <text:p text:style-name="P18">Telekinesis.</text:p>
      <text:p text:style-name="P18">Polymorph.</text:p>
      <text:p text:style-name="P18">Fireball.</text:p>
      <text:p text:style-name="P18">Raise Dead.</text:p>
      <text:p text:style-name="P18">Forcefield.</text:p>
      <text:p text:style-name="P18"/>
      <text:p text:style-name="P18"/>
      <text:p text:style-name="P18"/>
      <text:p text:style-name="P18"/>
      <text:p text:style-name="P18">Gun Nut</text:p>
      <text:p text:style-name="P18"/>
      <text:p text:style-name="P18"/>
      <text:p text:style-name="P18"/>
      <text:p text:style-name="P18">Supermodel</text:p>
      <text:p text:style-name="P18"/>
      <text:p text:style-name="P18"/>
      <text:p text:style-name="P18"/>
      <text:p text:style-name="P18">Mathmagician</text:p>
      <text:p text:style-name="P18"><text:soft-page-break/>You are a whiz with numbers. If it can be qauntified and calculated, you can be counted on without equivocation. </text:p>
      <text:p text:style-name="P18"/>
      <text:p text:style-name="P18">If you can turn the problem into a math problem, you can solve it. <text:s/></text:p>
      <text:p text:style-name="P18"/>
      <text:p text:style-name="P18"/>
      <text:p text:style-name="P18"/>
      <text:p text:style-name="P18"/>
      <text:p text:style-name="P18">Transformobot</text:p>
      <text:p text:style-name="P18"/>
      <text:p text:style-name="P18">You transform between the first item you find in the first room you enter, to... a robot that looks a lot like that item, and has a personality matching that item. You fire a projectile weapon, that has an effect similar to that item (i.e, <text:span text:style-name="T1">a matchbox bot will have a flamethrower. A cellphone bot will... take... pictures? Bottom line, matches are cooler than cellphones.)</text:span></text:p>
      <text:p text:style-name="P18"/>
      <text:p text:style-name="P18"/>
      <text:p text:style-name="P18"/>
      <text:p text:style-name="P11">Puppet.</text:p>
      <text:p text:style-name="P11"/>
      <text:p text:style-name="P11">You are a puppet, on the hand of one of the other party members. You have control of that hand. If you really struggle, you can <text:span text:style-name="T2">pull</text:span><text:span text:style-name="T3"> the person wearing you, getting them to go where you want. </text:span></text:p>
      <text:p text:style-name="P2"/>
      <text:p text:style-name="P2"/>
      <text:p text:style-name="P2"/>
      <text:p text:style-name="P2">Author</text:p>
      <text:p text:style-name="P2"/>
      <text:p text:style-name="P11"><text:span text:style-name="T3">You are writing the story of the room even as you are in it. You can </text:span><text:span text:style-name="T2">hear</text:span><text:span text:style-name="T3"> yourself writing the story. <text:s/></text:span></text:p>
      <text:p text:style-name="P2"/>
      <text:p text:style-name="P2">You can write one passage. That passage will occur, as written. The passage cannot end with you holding the key, or opening the door. Everything before or after that passage is at the discretion of the DM. <text:s/></text:p>
      <text:p text:style-name="P2"/>
      <text:p text:style-name="P2">And DM’s hate Deus Ex Machinas. <text:s/></text:p>
      <text:p text:style-name="P2"/>
      <text:p text:style-name="P2"/>
      <text:p text:style-name="P2"/>
      <text:p text:style-name="P3">God/Mytical creature.</text:p>
      <text:p text:style-name="P3">Greek. Norse. Egyptian. Biblical. <text:s/></text:p>
      <text:p text:style-name="P3"/>
      <text:p text:style-name="P3"/>
      <text:p text:style-name="P3"/>
      <text:p text:style-name="P3">Devil</text:p>
      <text:p text:style-name="P3"/>
      <text:p text:style-name="P3"/>
      <text:p text:style-name="P3"/>
      <text:p text:style-name="P3">Piece of Equipment/Gun.</text:p>
      <text:p text:style-name="P3">Another character is holding you. <text:s/></text:p>
      <text:p text:style-name="P3"/>
      <text:p text:style-name="P3"/>
      <text:p text:style-name="P3">Merchant. </text:p>
      <text:p text:style-name="P3">You have 3 items. In each room, you must buy or sell an item. You can buy items for 1/10 their worth, and sell them for 10 times their worth. The actual worth of an item is based on the feel of the DM, the room, or a quick google if you’re pedantic. </text:p>
      <text:p text:style-name="P3">You may only make a single transaction per room. <text:s/></text:p>
      <text:p text:style-name="P3">You can also take items you find in rooms. <text:s/></text:p>
      <text:p text:style-name="P3">You are the only character that needs a pen and paper to track money. Good job you. <text:s/></text:p>
      <text:p text:style-name="P3"/>
      <text:p text:style-name="P3"><text:soft-page-break/></text:p>
      <text:p text:style-name="P3"/>
      <text:p text:style-name="P4">Soldier</text:p>
      <text:p text:style-name="P4"/>
      <text:p text:style-name="P4"/>
      <text:p text:style-name="P4">Comedian</text:p>
      <text:p text:style-name="P4">In each room, you must tell a joke about the situation you find yourself in. </text:p>
      <text:p text:style-name="P4">If the joke is funny (defined as any player or the DM laughing at your joke) you get a bonus to your confrontation roll). <text:s/></text:p>
      <text:p text:style-name="P4"/>
      <text:p text:style-name="P4"/>
      <text:p text:style-name="P4">Note: This is definitely the worst class. If you’re playing this game with people who enjoy it, they should be laughing anyway. Now it’s your JOB. Good luck buddy. <text:s/></text:p>
      <text:p text:style-name="P4"/>
      <text:p text:style-name="P4"/>
      <text:p text:style-name="P4"/>
      <text:p text:style-name="P4"/>
      <text:p text:style-name="P5">Nurse</text:p>
      <text:p text:style-name="P5"/>
      <text:p text:style-name="P5"/>
      <text:p text:style-name="P5"/>
      <text:p text:style-name="P1">Doctor</text:p>
      <text:p text:style-name="P1">(Who can cure anything, even abstract problems.)</text:p>
      <text:p text:style-name="P1">The only thing you can’t cure directly... is Key Deficiency, or Misplaced Door.</text:p>
      <text:p text:style-name="P1"/>
      <text:p text:style-name="P1">Mime</text:p>
      <text:p text:style-name="P1">(But the mimes are real)</text:p>
      <text:p text:style-name="P1"/>
      <text:p text:style-name="P1"/>
      <text:p text:style-name="P1"/>
      <text:p text:style-name="P1">Robot</text:p>
      <text:p text:style-name="P1"/>
      <text:p text:style-name="P1"/>
      <text:p text:style-name="P1"/>
      <text:p text:style-name="P1">Politician</text:p>
      <text:p text:style-name="P1"/>
      <text:p text:style-name="P1"/>
      <text:p text:style-name="P1"/>
      <text:p text:style-name="P1">Actor</text:p>
      <text:p text:style-name="P1"/>
      <text:p text:style-name="P1"/>
      <text:p text:style-name="P1">Character</text:p>
      <text:p text:style-name="P1"/>
      <text:p text:style-name="P1"/>
      <text:p text:style-name="P1">A stereotype of your own nationality</text:p>
      <text:p text:style-name="P1">(Note. Not your Race. Just... just don’t go there.)</text:p>
      <text:p text:style-name="P1"/>
      <text:p text:style-name="P1"/>
      <text:p text:style-name="P1"/>
      <text:p text:style-name="P6">Jobs:</text:p>
      <text:p text:style-name="P6"/>
      <text:p text:style-name="P6"/>
      <text:p text:style-name="P6"/>
      <text:p text:style-name="P6">Costumes:</text:p>
      <text:p text:style-name="P6"/>
      <text:p text:style-name="P6"/>
      <text:p text:style-name="P7">Poacher</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50:36.639632795</meta:creation-date>
    <meta:generator>LibreOffice/6.0.3.2$Linux_X86_64 LibreOffice_project/00m0$Build-2</meta:generator>
    <dc:date>2018-10-23T22:55:55.370891246</dc:date>
    <meta:editing-duration>PT5M19S</meta:editing-duration>
    <meta:editing-cycles>1</meta:editing-cycles>
    <meta:document-statistic meta:table-count="0" meta:image-count="0" meta:object-count="0" meta:page-count="8" meta:paragraph-count="137" meta:word-count="1509" meta:character-count="8660" meta:non-whitespace-character-count="7157"/>
  </office:meta>
</office:document-meta>
</file>